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Text_20_body" style:list-style-name="L3"/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otPuzzle Game Brief</text:h>
      <text:h text:style-name="Heading_20_2" text:outline-level="2">What is SlotPuzzle?</text:h>
      <text:p text:style-name="P3">SlotPuzzle is a puzzle game inspired by Slot/Fruit Machines.</text:p>
      <text:h text:style-name="Heading_20_2" text:outline-level="2">Inspirations</text:h>
      <text:p text:style-name="P3">Inspirations for this game are as follows:</text:p>
      <text:list xml:id="list37131115" text:style-name="L1">
        <text:list-item>
          <text:p text:style-name="P4">Super Mario Brothers 2 where there were game interludes where the player had to stop scrolling patterns which if matched resulted in a prize</text:p>
        </text:list-item>
        <text:list-item>
          <text:p text:style-name="P4">Fruit Machines in English pubs</text:p>
        </text:list-item>
        <text:list-item>
          <text:p text:style-name="P4">Bejewelled with the aspect of pattern matching in a grid</text:p>
        </text:list-item>
        <text:list-item>
          <text:p text:style-name="P2"><text:span text:style-name="T1">I'm a fan of arcade emulation so I wanted to put some emulation themes into the game. One of the elements I wanted to use is Mamu's MameIcons: </text:span><text:a xlink:type="simple" xlink:href="http://icons.mameworld.info/"><text:span text:style-name="T1">http://icons.mameworld.info/</text:span></text:a><text:span text:style-name="T1">. Therefore the game will link to Mamu's MameIcons as a downloadable game resource of icons.</text:span></text:p>
        </text:list-item>
        <text:list-item>
          <text:p text:style-name="P4">I've been a fan of Transport tycoon and Defender and one of the inspirations common to both games is the way that scores scroll vertically up the screen</text:p>
        </text:list-item>
      </text:list>
      <text:h text:style-name="Heading_20_2" text:outline-level="2">Gameplay</text:h>
      <text:p text:style-name="P3">The player is presented with a game world which displays a game level consisting of a grid of slots/fruits in an interesting way for example in a maze path. The aim of the game is to pattern match the slots/fruits to either</text:p>
      <text:list xml:id="list37239104" text:style-name="L2">
        <text:list-item>
          <text:p text:style-name="P5">make them disappear</text:p>
        </text:list-item>
        <text:list-item>
          <text:p text:style-name="P5">win rewards</text:p>
        </text:list-item>
      </text:list>
      <text:p text:style-name="P3">The game ends when the displayed grid has been cleared. As the player attempts the clear the grid <text:s/>a timer counts down to zero. If the player has not cleared the level of the slots/fruits then the player loses the game. If the player has cleared a game level before the game timer has reached zero, then the player achieves a high score for that level.</text:p>
      <text:h text:style-name="Heading_20_2" text:outline-level="2">Levels</text:h>
      <text:p text:style-name="Text_20_body"><text:span text:style-name="T1">The game will have distinct levels which will be associated with themed</text:span> <text:span text:style-name="T1">stage. The game will comprise of many stages.</text:span></text:p>
      <text:h text:style-name="Heading_20_2" text:outline-level="2"><text:span text:style-name="T1">User Generated Levels</text:span></text:h>
      <text:p text:style-name="Text_20_body"><text:span text:style-name="T1">There is a vision for a level editor to all the creation of user generated levels.</text:span></text:p>
      <text:h text:style-name="Heading_20_2" text:outline-level="2"><text:span text:style-name="T1">Multi-player</text:span></text:h>
      <text:p text:style-name="Text_20_body"><text:span text:style-name="T1">As there is a timer element to the game, the game will to have split screen and networked multi-player modes. </text:span></text:p>
      <text:p text:style-name="Text_20_body"><text:span text:style-name="T1"/></text:p>
      <text:p text:style-name="Text_20_body"><text:span text:style-name="T1"/></text:p>
      <text:h text:style-name="P1" text:outline-level="2"><text:span text:style-name="T1">Platforms</text:span></text:h>
      <text:p text:style-name="Text_20_body"><text:span text:style-name="T1">The game is planned to be an open source multi platform game capable of running on a wide range of platforms such as:</text:span></text:p>
      <text:list xml:id="list37468838" text:style-name="L3">
        <text:list-item>
          <text:p text:style-name="P6"><text:span text:style-name="T1">Linux</text:span></text:p>
        </text:list-item>
        <text:list-item>
          <text:p text:style-name="P6"><text:span text:style-name="T1">Windows</text:span></text:p>
        </text:list-item>
        <text:list-item>
          <text:p text:style-name="P6"><text:span text:style-name="T1">Mobile Phones (Andriod, Ios)</text:span></text:p>
        </text:list-item>
        <text:list-item>
          <text:p text:style-name="P6"><text:span text:style-name="T1">Web Browsers</text:span></text:p>
        </text:list-item>
        <text:list-item>
          <text:p text:style-name="P6"><text:span text:style-name="T1">Facebook</text:span></text:p>
        </text:list-item>
        <text:list-item>
          <text:p text:style-name="P6"><text:span text:style-name="T1">Consoles</text:span></text:p>
        </text:list-item>
        <text:list-item>
          <text:p text:style-name="P6"><text:span text:style-name="T1">Tablets</text:span></text:p>
        </text:list-item>
      </text:list>
      <text:p text:style-name="Text_20_body"><text:span text:style-name="T1">The games assets are planned to be chargeable, with micro payments for well designed game items, and levels. 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4T16:58:42.11</meta:creation-date>
    <dc:date>2011-12-24T17:36:32.21</dc:date>
    <meta:editing-duration>PT37M47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2" meta:paragraph-count="31" meta:word-count="376" meta:character-count="2080"/>
  </office:meta>
</office:document-meta>
</file>